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</table:table-row>
        <table:table-row table:style-name="ro1">
          <table:table-cell office:value-type="string" calcext:value-type="string">
            <text:p>SPÓŁDZIELNIA USŁUGOWA VIG EKSPERT W WARSZAWIE</text:p>
          </table:table-cell>
          <table:table-cell office:value-type="float" office:value="405458" calcext:value-type="float">
            <text:p>405458</text:p>
          </table:table-cell>
          <table:table-cell office:value-type="float" office:value="7010330228" calcext:value-type="float">
            <text:p>7010330228</text:p>
          </table:table-cell>
          <table:table-cell office:value-type="float" office:value="14592696600000" calcext:value-type="float">
            <text:p>14592696600000</text:p>
          </table:table-cell>
          <table:table-cell office:value-type="string" calcext:value-type="string">
            <text:p>AL. JEROZOLIMSKIE 162</text:p>
          </table:table-cell>
          <table:table-cell office:value-type="string" calcext:value-type="string">
            <text:p>02-3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2.2011</text:p>
          </table:table-cell>
          <table:table-cell office:value-type="float" office:value="52.20777915" calcext:value-type="float">
            <text:p>52.20777915</text:p>
          </table:table-cell>
          <table:table-cell office:value-type="float" office:value="20.9441176989151" calcext:value-type="float">
            <text:p>20.9441176989151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</table:table-row>
        <table:table-row table:style-name="ro1">
          <table:table-cell table:style-name="ce1" office:value-type="string" calcext:value-type="string">
            <text:p>SPÓŁDZIELNIA MIESZKANIOWA IM. GEN. JÓZEFA SOWIŃSKIEGO</text:p>
          </table:table-cell>
          <table:table-cell table:style-name="ce1" office:value-type="float" office:value="125168" calcext:value-type="float">
            <text:p>125168</text:p>
          </table:table-cell>
          <table:table-cell/>
          <table:table-cell table:style-name="ce1" office:value-type="float" office:value="1211538900000" calcext:value-type="float">
            <text:p>1211538900000</text:p>
          </table:table-cell>
          <table:table-cell table:style-name="ce1" office:value-type="string" calcext:value-type="string">
            <text:p>REDUTOWA 50</text:p>
          </table:table-cell>
          <table:table-cell office:value-type="string" calcext:value-type="string">
            <text:p>01-1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30.07.2002</text:p>
          </table:table-cell>
          <table:table-cell table:style-name="ce1" office:value-type="float" office:value="52.23487015" calcext:value-type="float">
            <text:p>52.23487015</text:p>
          </table:table-cell>
          <table:table-cell table:style-name="ce2" office:value-type="float" office:value="20.9413563360411" calcext:value-type="float">
            <text:p>20.9413563360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1T19:50:15.644211512</dc:date>
    <meta:editing-duration>PT1H36M</meta:editing-duration>
    <meta:editing-cycles>7</meta:editing-cycles>
    <meta:generator>LibreOffice/7.3.7.2$Linux_X86_64 LibreOffice_project/30$Build-2</meta:generator>
    <meta:document-statistic meta:table-count="1" meta:cell-count="3947" meta:object-count="0"/>
  </office:meta>
</office:document-meta>
</file>